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>
      <style:graphic-properties draw:stroke="none" draw:fill="none" fo:min-height="1.069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subtitle">
      <style:graphic-properties draw:fill-color="#ffffff" fo:min-height="12.75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-color="#ffffff"/>
      <style:text-properties style:text-position="-33% 58%" fo:font-weight="bold" style:font-weight-asian="bold" style:font-weight-complex="bold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font-size="60pt" fo:font-weight="normal" style:font-size-asian="24pt" style:font-weight-asian="normal" style:font-size-complex="32pt"/>
    </style:style>
    <style:style style:name="P7" style:family="paragraph">
      <loext:graphic-properties draw:fill-color="#ffffff"/>
      <style:paragraph-properties fo:text-align="center"/>
      <style:text-properties fo:font-size="60pt" fo:font-weight="normal" style:font-size-asian="24pt" style:font-weight-asian="normal" style:font-size-complex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60pt" fo:font-weight="normal" style:font-size-asian="24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getto Rappresentazione della conoscenza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Angelucci</text:span><text:span text:style-name="T2"> </text:span><text:span text:style-name="T1">Luca</text:span><text:span text:style-name="T2"> <text:s text:c="2"/></text:span><text:span text:style-name="T3"><text:s text:c="3"/></text:span><text:span text:style-name="T2">- 819862</text:span></text:p>
            <text:p text:style-name="P1"><text:span text:style-name="T1">Ciarrocchi Alessio</text:span><text:span text:style-name="T2"> - 798627</text:span></text:p>
            <text:p text:style-name="P1"><text:span text:style-name="T1">Faienza Antonio</text:span><text:span text:style-name="T2"> <text:s text:c="3"/>- 7988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GOMENTI TRATTAT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l progetto mira a realizzare il calendario degli orari delle lezioni per i corsi della facoltà di Informatica dell’università di Bologna.<text:line-break/>Il progetto si articola in tre sezioni principali:</text:p>
              </text:list-item>
              <text:list-item>
                <text:p/>
              </text:list-item>
            </text:list>
            <text:list text:style-name="L4">
              <text:list-item>
                <text:p><text:span text:style-name="T4">Ontologia</text:span> (in OWL)</text:p>
              </text:list-item>
            </text:list>
            <text:list text:style-name="L5">
              <text:list-item>
                <text:p><text:span text:style-name="T4">Gestione DB </text:span>(SPARQL)</text:p>
              </text:list-item>
            </text:list>
            <text:list text:style-name="L4">
              <text:list-item>
                <text:p><text:span text:style-name="T4">Rule engine </text:span>(ruleReactor)</text:p>
              </text:list-item>
            </text:list>
            <text:list text:style-name="L5">
              <text:list-header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TOLOGI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L’ontologia da noi proposta è composta dalle seguenti classi:<text:line-break/></text:p>
              </text:list-item>
            </text:list>
            <text:list text:style-name="L5">
              <text:list-item>
                <text:p>COURSE</text:p>
              </text:list-item>
              <text:list-item>
                <text:p>DISCIPLINE</text:p>
              </text:list-item>
              <text:list-item>
                <text:p>TEACHER</text:p>
              </text:list-item>
              <text:list-item>
                <text:p>CLASSROOM</text:p>
              </text:list-item>
              <text:list-item>
                <text:p>PREFERENCE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TOLOGIA:classe COURS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Le proprietà della classe individuate sono:<text:line-break/></text:p>
              </text:list-header>
              <text:list-item>
                <text:p>IdCourse</text:p>
              </text:list-item>
              <text:list-item>
                <text:p>Course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TOLOGIA:classe DISCIPLINE</text:p>
          </draw:text-box>
        </draw:frame>
        <draw:frame presentation:style-name="pr7" draw:layer="layout" svg:width="12.443cm" svg:height="11.747cm" svg:x="1cm" svg:y="8.076cm" presentation:class="outline" presentation:user-transformed="true">
          <draw:text-box>
            <text:list text:style-name="L5">
              <text:list-item>
                <text:p>IdDiscipline</text:p>
              </text:list-item>
              <text:list-item>
                <text:p>DisciplineAbbreviation</text:p>
              </text:list-item>
              <text:list-item>
                <text:p>DisciplineName</text:p>
              </text:list-item>
              <text:list-item>
                <text:p>Semester</text:p>
              </text:list-item>
              <text:list-item>
                <text:p>Obbligatory</text:p>
              </text:list-item>
              <text:list-item>
                <text:p>Curriculum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7" draw:layer="layout" svg:width="12.443cm" svg:height="10.642cm" svg:x="14.066cm" svg:y="7.858cm" presentation:class="outline" presentation:user-transformed="true">
          <draw:text-box>
            <text:list text:style-name="L4">
              <text:list-item>
                <text:p>TotalHours</text:p>
              </text:list-item>
              <text:list-item>
                <text:p>WeekHours</text:p>
              </text:list-item>
              <text:list-item>
                <text:p>Cfu</text:p>
              </text:list-item>
              <text:list-item>
                <text:p>Years</text:p>
              </text:list-item>
              <text:list-item>
                <text:p>NumStudents</text:p>
              </text:list-item>
              <text:list-item>
                <text:p><text:span text:style-name="T5">HasCourseof(R:Course)</text:span></text:p>
              </text:list-item>
              <text:list-item>
                <text:p><text:span text:style-name="T5">isTaughtBy(R:Professor)</text:span></text:p>
              </text:list-item>
            </text:list>
          </draw:text-box>
        </draw:frame>
        <draw:frame presentation:style-name="pr10" draw:text-style-name="P5" draw:layer="layout" svg:width="22.537cm" svg:height="1.319cm" svg:x="1.448cm" svg:y="5.225cm">
          <draw:text-box>
            <text:list text:style-name="L3">
              <text:list-item>
                <text:p>Le proprietà della classe individuate sono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TOLOGIA:classe TEACHE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 proprietà della classe individuate sono:<text:line-break/></text:p>
              </text:list-item>
            </text:list>
            <text:list text:style-name="L5">
              <text:list-item>
                <text:p>IdProfessor</text:p>
              </text:list-item>
              <text:list-item>
                <text:p>FirstName</text:p>
              </text:list-item>
              <text:list-item>
                <text:p>LastName</text:p>
              </text:list-item>
              <text:list-item>
                <text:p>Role</text:p>
              </text:list-item>
            </text:list>
            <text:list text:style-name="L6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TOLOGIA:classe CLASSROOM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Le proprietà della classe individuate sono:<text:line-break/></text:p>
              </text:list-header>
              <text:list-item>
                <text:p>IdRoom</text:p>
              </text:list-item>
              <text:list-item>
                <text:p>ClassroomName</text:p>
              </text:list-item>
              <text:list-item>
                <text:p>Address</text:p>
              </text:list-item>
              <text:list-item>
                <text:p>Capacity</text:p>
              </text:list-item>
              <text:list-item>
                <text:p>Blackboard</text:p>
              </text:list-item>
              <text:list-item>
                <text:p>Wired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TOLOGIA:classe PREFEREN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 proprietà della classe individuate sono:<text:line-break/></text:p>
              </text:list-item>
            </text:list>
            <text:list text:style-name="L5">
              <text:list-item>
                <text:p><text:span text:style-name="T5">IsPreferenceOf </text:span><text:span text:style-name="T5">(R:Professor)</text:span></text:p>
              </text:list-item>
              <text:list-item>
                <text:p>SixHourSplit</text:p>
              </text:list-item>
              <text:list-item>
                <text:p>ConsecutiveDays</text:p>
              </text:list-item>
              <text:list-item>
                <text:p>NoLessonDay1</text:p>
              </text:list-item>
              <text:list-item>
                <text:p>NoLessonDay2</text:p>
              </text:list-item>
              <text:list-item>
                <text:p>NoLessonAMPM</text:p>
              </text:list-item>
              <text:list-item>
                <text:p>writeMethodRoom</text:p>
              </text:list-item>
            </text:list>
            <text:list text:style-name="L6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STIONE DB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er quanto concerne la gestione del Database, abbiamo usato <text:span text:style-name="T6">Apache </text:span><text:span text:style-name="T6">Jena Fuseki</text:span><text:span text:style-name="T7">. </text:span></text:p>
              </text:list-item>
              <text:list-item>
                <text:p><text:span text:style-name="T7">Prima di avviare il server </text:span><text:span text:style-name="T7">(realizzato con Flask) </text:span><text:span text:style-name="T7">viene popolato il DB </text:span><text:span text:style-name="T7">mdiante dei CSV presenti </text:span><text:span text:style-name="T7">nel progetto.</text:span></text:p>
              </text:list-item>
              <text:list-item>
                <text:p><text:span text:style-name="T7">Questi ultimi vengono letti </text:span><text:span text:style-name="T7">e inseriti tramite apposite </text:span><text:span text:style-name="T7">query SPARQL </text:span><text:span text:style-name="T7">implementate in python.</text:span></text:p>
              </text:list-item>
              <text:list-item>
                <text:p><text:span text:style-name="T7">E’ possibile </text:span><text:span text:style-name="T7">aggiungere/modificare/eli</text:span><text:span text:style-name="T7">minare le entità e le </text:span><text:span text:style-name="T7">preferenze utilizzando gli </text:span><text:span text:style-name="T7">appositi for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er la definizione dei vincoli abbiamo usato il tool <text:span text:style-name="T8">RuleReactor.js</text:span>.<text:line-break/>Le regole da noi individuate possono essere classificate come:</text:p>
              </text:list-item>
            </text:list>
            <text:list text:style-name="L5">
              <text:list-item>
                <text:p><text:span text:style-name="T4">Fondamentali</text:span></text:p>
              </text:list-item>
              <text:list-item>
                <text:p><text:span text:style-name="T4">Preferenz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Fondamentali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<text:span text:style-name="T9">AssignClassroom</text:span>, assegna la classe con capienza adeguata dato il numero di studenti della materia</text:p>
              </text:list-item>
              <text:list-item>
                <text:p><text:span text:style-name="T9">CheckClassroomOccupi</text:span><text:span text:style-name="T9">ed</text:span>, se due lezioni sono contemporanee e sono assegnate alla stessa classe allora a una delle due verrà assegnata un altra aula (random)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Fondamentali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<text:span text:style-name="T9">AvoidUbiquityProfessor</text:span>, evita che un professore con più materie (anche di corsi diversi) tenga più di una lezione nello stesso momento</text:p>
              </text:list-item>
              <text:list-item>
                <text:p><text:span text:style-name="T9">OverlapTimeSlotOtherC</text:span><text:span text:style-name="T9">ourse</text:span>, evita che due lezioni obbligatorie delle triennali dello stesso corso si sovrappongano</text:p>
              </text:list-item>
              <text:list-item>
                <text:p><text:span text:style-name="T9">OverlapTimeSlotSameC</text:span><text:span text:style-name="T9">urriculum</text:span>, evita che due lezioni obbligatorie per quello specifico corso e curriculum si sovrappongan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Fondamentali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<text:span text:style-name="T9">overlapTimeSlotObligat</text:span><text:span text:style-name="T9">oryFacultative</text:span>, evita che una lezione obbligatoria e una facoltativa si sovrappongano</text:p>
              </text:list-item>
              <text:list-item>
                <text:p><text:span text:style-name="T9">NOSameLessonSameDa</text:span><text:span text:style-name="T9">y</text:span>, evita che durante lo stesso giorno ci siano più lezioni della stessa materi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Preferenz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<text:span text:style-name="T9">AvoidLessonDay1</text:span>, evita che le materie tenute da quel professore si svolgano nel primo giorno specificato </text:p>
              </text:list-item>
              <text:list-item>
                <text:p><text:s/></text:p>
              </text:list-item>
              <text:list-item>
                <text:p><text:span text:style-name="T9">AvoidLessonDay2</text:span>, evita che le materie tenute da quel professore si svolgano nel secondo giorno specificat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Preferenz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consecutiveLessonsSta</text:span><text:span text:style-name="T9">rtWeek</text:span>, fa in modo che le materie tenute da quel professore si svolgano nella prima metà della settimana (Lun,Mar,Mer)</text:p>
              </text:list-item>
              <text:list-item>
                <text:p/>
              </text:list-item>
              <text:list-item>
                <text:p><text:span text:style-name="T9">consecutiveLessonsEnd</text:span><text:span text:style-name="T9">Week</text:span>, fa in modo che le materie tenute da quel professore si svolgano nella seconda metà della settimana (Mer,Gio,Ve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Preferenz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9">SetPeriodOfDayAM</text:span>, fa in modo che le lezioni tenute da quel professore si svolgano la mattina (ovvero non inizino dopo le 12)</text:p>
              </text:list-item>
              <text:list-item>
                <text:p/>
              </text:list-item>
              <text:list-item>
                <text:p><text:s/><text:span text:style-name="T9">SetPeriodOfDayPM</text:span>, fa in modo che le lezioni tenute da quel professore si svolgano il pomeriggio (ovvero non inizino prima delle 13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ULE ENGINE: Regole Preferenz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CheckClassroomBlackb</text:span><text:span text:style-name="T9">oard</text:span>, fa in modo che la classe assegnata alla materia tenuta da quel professore abbia il tipo di lavagna indicato nella preferenza (gessetti o pennarelli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2" draw:text-style-name="P7" draw:layer="layout" svg:width="25.5cm" svg:height="13cm" svg:x="1cm" svg:y="5.5cm" presentation:class="subtitle">
          <draw:text-box>
            <text:p text:style-name="P6"><text:span text:style-name="T10"><text:s text:c="13"/></text:span><text:span text:style-name="T10"><text:line-break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40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1:43:54.781452521</meta:creation-date>
    <meta:editing-duration>PT37M1S</meta:editing-duration>
    <meta:editing-cycles>9</meta:editing-cycles>
    <meta:generator>LibreOffice/5.1.6.2$Linux_X86_64 LibreOffice_project/10m0$Build-2</meta:generator>
    <dc:date>2018-11-21T14:07:51.921061574</dc:date>
    <meta:document-statistic meta:object-count="111"/>
    <meta:template xlink:type="simple" xlink:actuate="onRequest" xlink:title="Alizarin" xlink:href="../../../../usr/lib/libreoffice/share/template/common/presnt/Alizarin.otp" meta:date="2018-11-21T11:43:54.6150745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